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7000002A1EB9B2DABC84C2555.png" manifest:media-type="image/png"/>
  <manifest:file-entry manifest:full-path="Pictures/10000000000000DB0000022EBC19347D18126C72.png" manifest:media-type="image/png"/>
  <manifest:file-entry manifest:full-path="Pictures/100000000000038100000059AFDD9385D1091F07.png" manifest:media-type="image/png"/>
  <manifest:file-entry manifest:full-path="Pictures/10000000000001B1000001836594D1C8F1AA4544.png" manifest:media-type="image/png"/>
  <manifest:file-entry manifest:full-path="Pictures/10000000000001AE000001AC2F0F5B7363ADFB93.png" manifest:media-type="image/png"/>
  <manifest:file-entry manifest:full-path="Pictures/100000000000038300000055738BE37A90E06D61.png" manifest:media-type="image/png"/>
  <manifest:file-entry manifest:full-path="Pictures/10000000000001C60000016C19F3C6D7E4922E38.png" manifest:media-type="image/png"/>
  <manifest:file-entry manifest:full-path="Pictures/10000000000001DA0000017D04B963483A2FC2B3.png" manifest:media-type="image/png"/>
  <manifest:file-entry manifest:full-path="Pictures/10000000000001DE00000140250D0658154C4889.png" manifest:media-type="image/png"/>
  <manifest:file-entry manifest:full-path="Pictures/10000000000001B20000016DF7894A3567018F66.png" manifest:media-type="image/png"/>
  <manifest:file-entry manifest:full-path="Pictures/10000000000001D00000015C8C5019FD46B9983D.png" manifest:media-type="image/png"/>
  <manifest:file-entry manifest:full-path="Pictures/1000000000000165000001CC554594A9AD886C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bacc" officeooo:paragraph-rsid="000b26a0" style:font-weight-asian="normal" style:font-weight-complex="normal"/>
    </style:style>
    <style:style style:name="P2" style:family="paragraph" style:parent-style-name="Standard">
      <style:text-properties fo:font-weight="normal" officeooo:rsid="002d73b1" officeooo:paragraph-rsid="002d73b1" style:font-weight-asian="normal" style:font-weight-complex="normal"/>
    </style:style>
    <style:style style:name="P3" style:family="paragraph" style:parent-style-name="Standard">
      <style:text-properties fo:font-weight="normal" officeooo:rsid="002d73b1" officeooo:paragraph-rsid="002d73b1" style:font-weight-asian="normal" style:font-weight-complex="normal"/>
    </style:style>
    <style:style style:name="P4" style:family="paragraph" style:parent-style-name="Standard">
      <style:text-properties fo:font-weight="normal" officeooo:rsid="00332c27" officeooo:paragraph-rsid="00332c27" style:font-weight-asian="normal" style:font-weight-complex="normal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9in" svg:stroke-color="#ff3333" draw:marker-start-width="0.2575in" draw:marker-end-width="0.2575in" draw:fill-color="#0000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4035in" svg:y="-0.0043in" svg:width="3.1484in" svg:height="3.1339in" draw:z-index="0"><draw:image xlink:href="Pictures/10000000000001AE000001AC2F0F5B7363ADFB93.png" xlink:type="simple" xlink:show="embed" xlink:actuate="onLoad"/></draw:frame><draw:frame draw:style-name="fr2" draw:name="Image2" text:anchor-type="paragraph" svg:x="3.2445in" svg:y="-0.0102in" svg:width="3.4374in" svg:height="3.072in" draw:z-index="1"><draw:image xlink:href="Pictures/10000000000001B1000001836594D1C8F1AA4544.png" xlink:type="simple" xlink:show="embed" xlink:actuate="onLoad"/></draw:frame><draw:frame draw:style-name="fr2" draw:name="Image5" text:anchor-type="paragraph" svg:x="-0.7453in" svg:y="3.3382in" svg:width="8.2256in" svg:height="0.8161in" draw:z-index="4"><draw:image xlink:href="Pictures/100000000000038100000059AFDD9385D1091F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8" text:anchor-type="paragraph" svg:x="1.9134in" svg:y="0.0335in" svg:width="2.7228in" svg:height="2.1835in" draw:z-index="7"><draw:image xlink:href="Pictures/10000000000001C60000016C19F3C6D7E4922E3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4" text:anchor-type="paragraph" svg:x="-0.5839in" svg:y="0.0339in" svg:width="3.7752in" svg:height="2.5272in" draw:z-index="3"><draw:image xlink:href="Pictures/10000000000001DE00000140250D0658154C4889.png" xlink:type="simple" xlink:show="embed" xlink:actuate="onLoad"/></draw:frame><draw:frame draw:style-name="fr2" draw:name="Image3" text:anchor-type="paragraph" svg:x="3.772in" svg:y="0.0772in" svg:width="3.1602in" svg:height="2.6575in" draw:z-index="2"><draw:image xlink:href="Pictures/10000000000001B20000016DF7894A3567018F6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6" text:anchor-type="paragraph" svg:x="-0.7429in" svg:y="1.7366in" svg:width="8.2236in" svg:height="0.7772in" draw:z-index="5"><draw:image xlink:href="Pictures/100000000000038300000055738BE37A90E06D61.png" xlink:type="simple" xlink:show="embed" xlink:actuate="onLoad"/></draw:frame><draw:frame draw:style-name="fr2" draw:name="Image7" text:anchor-type="paragraph" svg:x="2.1118in" svg:y="2.7772in" svg:width="2.4484in" svg:height="1.9681in" draw:z-index="6"><draw:image xlink:href="Pictures/10000000000001DA0000017D04B963483A2FC2B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9" text:anchor-type="paragraph" svg:x="2.4665in" svg:y="-0.1307in" svg:width="4.8335in" svg:height="3.6252in" draw:z-index="8"><draw:image xlink:href="Pictures/10000000000001D00000015C8C5019FD46B9983D.png" xlink:type="simple" xlink:show="embed" xlink:actuate="onLoad"/></draw:frame><draw:frame draw:style-name="fr2" draw:name="Image10" text:anchor-type="paragraph" svg:x="2.5547in" svg:y="4.0043in" svg:width="3.7189in" svg:height="4.7917in" draw:z-index="9"><draw:image xlink:href="Pictures/1000000000000165000001CC554594A9AD886C41.png" xlink:type="simple" xlink:show="embed" xlink:actuate="onLoad"/></draw:frame><draw:frame draw:style-name="fr2" draw:name="Image11" text:anchor-type="paragraph" svg:x="-0.7874in" svg:y="0.5299in" svg:width="2.0354in" svg:height="5.1866in" draw:z-index="10"><draw:image xlink:href="Pictures/10000000000000DB0000022EBC19347D18126C72.png" xlink:type="simple" xlink:show="embed" xlink:actuate="onLoad"/></draw:frame><draw:line text:anchor-type="paragraph" draw:z-index="11" draw:name="Shape1" draw:style-name="gr1" draw:text-style-name="P5" svg:x1="0.1827in" svg:y1="2.9in" svg:x2="2.3961in" svg:y2="1.9882in"><text:p/></draw:line><draw:line text:anchor-type="paragraph" draw:z-index="12" draw:style-name="gr2" draw:text-style-name="P6" svg:x1="2.1445in" svg:y1="1.6846in" svg:x2="2.1181in" svg:y2="1.6673in"><text:p/></draw:line><draw:line text:anchor-type="paragraph" draw:z-index="13" draw:name="Shape1" draw:style-name="gr1" draw:text-style-name="P5" svg:x1="-0.5898in" svg:y1="3.6209in" svg:x2="2.4047in" svg:y2="5.2693in"><text:p/></draw:lin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Limitaties removing duplicates algoritme</text:p>
      <text:p text:style-name="P2"/>
      <text:p text:style-name="P2"/>
      <text:p text:style-name="P2"><draw:frame draw:style-name="fr4" draw:name="Image12" text:anchor-type="paragraph" svg:width="0.7398in" svg:height="7.0102in" draw:z-index="14"><draw:image xlink:href="Pictures/1000000000000047000002A1EB9B2DABC84C25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7:33:58.254294816</meta:creation-date>
    <dc:date>2020-10-26T18:56:41.952107201</dc:date>
    <meta:editing-duration>PT1H22M48S</meta:editing-duration>
    <meta:editing-cycles>30</meta:editing-cycles>
    <meta:generator>LibreOffice/5.1.6.2$Linux_X86_64 LibreOffice_project/10m0$Build-2</meta:generator>
    <meta:document-statistic meta:table-count="0" meta:image-count="12" meta:object-count="0" meta:page-count="4" meta:paragraph-count="1" meta:word-count="4" meta:character-count="40" meta:non-whitespace-character-count="37"/>
  </office:meta>
</office:document-meta>
</file>